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4cm"/>
      <style:paragraph-properties style:writing-mode="lr-tb"/>
    </style:style>
    <style:style style:name="gr5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64cm"/>
      <style:paragraph-properties style:writing-mode="lr-tb"/>
    </style:style>
    <style:style style:name="gr6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7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25cm"/>
      <style:paragraph-properties style:writing-mode="lr-tb"/>
    </style:style>
    <style:style style:name="gr8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9" style:family="graphic" style:parent-style-name="standard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1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718cm"/>
      <style:paragraph-properties style:writing-mode="lr-tb"/>
    </style:style>
    <style:style style:name="gr11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04cm"/>
      <style:paragraph-properties style:writing-mode="lr-tb"/>
    </style:style>
    <style:style style:name="gr12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1.024cm"/>
      <style:paragraph-properties style:writing-mode="lr-tb"/>
    </style:style>
    <style:style style:name="gr13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4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15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16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0.932cm"/>
      <style:paragraph-properties style:writing-mode="lr-tb"/>
    </style:style>
    <style:style style:name="gr17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5cm"/>
      <style:paragraph-properties style:writing-mode="lr-tb"/>
    </style:style>
    <style:style style:name="gr18" style:family="graphic" style:parent-style-name="standard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19" style:family="graphic" style:parent-style-name="standard" style:list-style-name="L1">
      <style:graphic-properties svg:stroke-color="#069a2e" draw:stroke-linejoin="round" draw:fill-color="#dde8cb" draw:textarea-horizontal-align="justify" draw:textarea-vertical-align="middle" draw:auto-grow-height="false" fo:min-height="0.999cm" fo:min-width="1cm"/>
      <style:paragraph-properties style:writing-mode="lr-tb"/>
    </style:style>
    <style:style style:name="gr20" style:family="graphic" style:parent-style-name="standard">
      <style:graphic-properties svg:stroke-color="#069a2e" draw:stroke-linejoin="round" draw:fill-color="#dde8cb" draw:textarea-horizontal-align="justify" draw:textarea-vertical-align="middle" draw:auto-grow-height="false" fo:min-height="0.999cm" fo:min-width="0.932cm"/>
      <style:paragraph-properties style:writing-mode="lr-tb"/>
    </style:style>
    <style:style style:name="gr21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2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3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1cm" fo:min-width="0.719cm"/>
      <style:paragraph-properties style:writing-mode="lr-tb"/>
    </style:style>
    <style:style style:name="gr25" style:family="graphic" style:parent-style-name="standard" style:list-style-name="L1">
      <style:graphic-properties svg:stroke-color="#3465a4" draw:stroke-linejoin="round" draw:fill-color="#dee6ef" draw:textarea-horizontal-align="justify" draw:textarea-vertical-align="middle" draw:auto-grow-height="false" fo:min-height="0.999cm" fo:min-width="0.718cm"/>
      <style:paragraph-properties style:writing-mode="lr-tb"/>
    </style:style>
    <style:style style:name="gr26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gr27" style:family="graphic" style:parent-style-name="standard" style:list-style-name="L1">
      <style:graphic-properties svg:stroke-color="#069a2e" draw:stroke-linejoin="round" draw:fill-color="#afd095" draw:textarea-horizontal-align="justify" draw:textarea-vertical-align="middle" draw:auto-grow-height="false" fo:min-height="0.999cm" fo:min-width="1cm"/>
      <style:paragraph-properties style:writing-mode="lr-tb"/>
    </style:style>
    <style:style style:name="P1" style:family="paragraph">
      <style:paragraph-properties fo:text-align="center" style:writing-mode="lr-tb"/>
      <style:text-properties fo:color="#2a6099" loext:opacity="100%" style:font-name="Hack Nerd Font Mono1" fo:font-size="14pt"/>
    </style:style>
    <style:style style:name="P2" style:family="paragraph">
      <loext:graphic-properties draw:fill-color="#dee6ef"/>
      <style:paragraph-properties fo:text-align="center" style:writing-mode="lr-tb"/>
      <style:text-properties fo:color="#2a6099" loext:opacity="100%" style:font-name="Hack Nerd Font Mono1" fo:font-size="14pt"/>
    </style:style>
    <style:style style:name="P3" style:family="paragraph">
      <style:paragraph-properties fo:text-align="center" style:writing-mode="lr-tb"/>
      <style:text-properties fo:color="#00a933" loext:opacity="100%" style:font-name="Hack Nerd Font Mono1" fo:font-size="9pt"/>
    </style:style>
    <style:style style:name="P4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9pt"/>
    </style:style>
    <style:style style:name="P5" style:family="paragraph">
      <style:paragraph-properties fo:text-align="center" style:writing-mode="lr-tb"/>
      <style:text-properties fo:color="#00a933" loext:opacity="100%" style:font-name="Hack Nerd Font Mono1" fo:font-size="9pt" style:font-size-asian="9pt" style:font-size-complex="9pt"/>
    </style:style>
    <style:style style:name="P6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9pt" style:font-size-asian="9pt" style:font-size-complex="9pt"/>
    </style:style>
    <style:style style:name="P7" style:family="paragraph">
      <style:paragraph-properties fo:text-align="center" style:writing-mode="lr-tb"/>
      <style:text-properties fo:color="#00a933" loext:opacity="100%" style:font-name="Hack Nerd Font Mono1" fo:font-size="7pt" style:font-size-asian="7pt" style:font-size-complex="7pt"/>
    </style:style>
    <style:style style:name="P8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7pt" style:font-size-asian="7pt" style:font-size-complex="7pt"/>
    </style:style>
    <style:style style:name="P9" style:family="paragraph">
      <style:paragraph-properties fo:text-align="center" style:writing-mode="lr-tb"/>
      <style:text-properties fo:color="#00a933" loext:opacity="100%" style:font-name="Hack Nerd Font Mono1" fo:font-size="9pt" style:font-size-asian="10pt" style:font-size-complex="10pt"/>
    </style:style>
    <style:style style:name="P10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9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text-align="center" style:writing-mode="lr-tb"/>
      <style:text-properties fo:color="#999999" loext:opacity="100%" fo:font-size="10pt"/>
    </style:style>
    <style:style style:name="P14" style:family="paragraph">
      <loext:graphic-properties draw:fill-color="#eeeeee"/>
      <style:paragraph-properties fo:text-align="center" style:writing-mode="lr-tb"/>
      <style:text-properties fo:color="#999999" loext:opacity="100%" fo:font-size="10pt"/>
    </style:style>
    <style:style style:name="P15" style:family="paragraph">
      <style:paragraph-properties fo:text-align="center" style:writing-mode="lr-tb"/>
      <style:text-properties fo:color="#00a933" loext:opacity="100%" style:font-name="Hack Nerd Font Mono1" fo:font-size="14pt"/>
    </style:style>
    <style:style style:name="P16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14pt"/>
    </style:style>
    <style:style style:name="P17" style:family="paragraph">
      <style:paragraph-properties fo:text-align="center" style:writing-mode="lr-tb"/>
      <style:text-properties fo:color="#00a933" loext:opacity="100%" style:font-name="Hack Nerd Font Mono1" fo:font-size="14pt" style:font-size-asian="10pt" style:font-size-complex="10pt"/>
    </style:style>
    <style:style style:name="P18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14pt" style:font-size-asian="10pt" style:font-size-complex="10pt"/>
    </style:style>
    <style:style style:name="P19" style:family="paragraph">
      <style:paragraph-properties fo:text-align="center" style:writing-mode="lr-tb"/>
      <style:text-properties fo:color="#00a933" loext:opacity="100%" style:font-name="Hack Nerd Font Mono1" fo:font-size="14pt" style:font-size-asian="9pt" style:font-size-complex="9pt"/>
    </style:style>
    <style:style style:name="P20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14pt" style:font-size-asian="9pt" style:font-size-complex="9pt"/>
    </style:style>
    <style:style style:name="P21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14pt" style:font-size-asian="7pt" style:font-size-complex="7pt"/>
    </style:style>
    <style:style style:name="P22" style:family="paragraph">
      <loext:graphic-properties draw:fill-color="#afd095"/>
      <style:paragraph-properties fo:text-align="center" style:writing-mode="lr-tb"/>
      <style:text-properties fo:color="#00a933" loext:opacity="100%" style:font-name="Hack Nerd Font Mono1" fo:font-size="7pt" style:font-size-asian="7pt" style:font-size-complex="7pt"/>
    </style:style>
    <style:style style:name="P23" style:family="paragraph">
      <style:paragraph-properties fo:text-align="center" style:writing-mode="lr-tb"/>
      <style:text-properties fo:color="#2a6099" loext:opacity="100%" style:font-name="Hack Nerd Font Mono1" fo:font-size="10pt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0pt"/>
    </style:style>
    <style:style style:name="P25" style:family="paragraph">
      <loext:graphic-properties draw:fill-color="#dee6ef"/>
      <style:paragraph-properties fo:text-align="center" style:writing-mode="lr-tb"/>
      <style:text-properties fo:color="#2a6099" loext:opacity="100%" style:font-name="Hack Nerd Font Mono1" fo:font-size="10pt"/>
    </style:style>
    <style:style style:name="P26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0pt"/>
    </style:style>
    <style:style style:name="P27" style:family="paragraph">
      <style:paragraph-properties fo:text-align="center" style:writing-mode="lr-tb"/>
      <style:text-properties fo:color="#2a6099" loext:opacity="100%" style:font-name="Hack Nerd Font Mono1" fo:font-size="8pt"/>
    </style:style>
    <style:style style:name="P28" style:family="paragraph">
      <loext:graphic-properties draw:fill-color="#dee6ef"/>
      <style:paragraph-properties fo:text-align="center" style:writing-mode="lr-tb"/>
      <style:text-properties fo:color="#2a6099" loext:opacity="100%" style:font-name="Hack Nerd Font Mono1" fo:font-size="8pt"/>
    </style:style>
    <style:style style:name="P29" style:family="paragraph">
      <style:paragraph-properties fo:text-align="center" style:writing-mode="lr-tb"/>
      <style:text-properties fo:color="#00a933" loext:opacity="100%" style:font-name="Hack Nerd Font Mono1" fo:font-size="8pt"/>
    </style:style>
    <style:style style:name="P30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8pt"/>
    </style:style>
    <style:style style:name="P3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8pt"/>
    </style:style>
    <style:style style:name="P32" style:family="paragraph">
      <style:paragraph-properties fo:text-align="center" style:writing-mode="lr-tb"/>
      <style:text-properties fo:color="#00a933" loext:opacity="100%" style:font-name="Hack Nerd Font Mono1" fo:font-size="8pt" style:font-size-asian="10pt" style:font-size-complex="10pt"/>
    </style:style>
    <style:style style:name="P33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8pt" style:font-size-asian="10pt" style:font-size-complex="10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4pt"/>
    </style:style>
    <style:style style:name="P35" style:family="paragraph">
      <style:paragraph-properties fo:text-align="center" style:writing-mode="lr-tb"/>
      <style:text-properties fo:color="#00a933" loext:opacity="100%" style:font-name="Hack Nerd Font Mono1" fo:font-size="8pt" style:font-size-asian="9pt" style:font-size-complex="9pt"/>
    </style:style>
    <style:style style:name="P36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8pt" style:font-size-asian="9pt" style:font-size-complex="9pt"/>
    </style:style>
    <style:style style:name="P37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-color="#dee6ef"/>
      <style:paragraph-properties fo:margin-left="0cm" fo:margin-right="0cm" fo:margin-top="0cm" fo:margin-bottom="0cm" fo:line-height="100%" fo:text-align="center" fo:text-indent="0cm" style:writing-mode="lr-tb"/>
      <style:text-properties fo:color="#2a6099" loext:opacity="100%" style:font-name="Hack Nerd Font Mono1" fo:font-size="14pt"/>
    </style:style>
    <style:style style:name="P39" style:family="paragraph">
      <style:paragraph-properties fo:text-align="center" style:writing-mode="lr-tb"/>
      <style:text-properties fo:color="#2a6099" loext:opacity="100%" style:font-name="Hack Nerd Font Mono1" fo:font-size="11pt"/>
    </style:style>
    <style:style style:name="P40" style:family="paragraph">
      <loext:graphic-properties draw:fill-color="#dee6ef"/>
      <style:paragraph-properties fo:text-align="center" style:writing-mode="lr-tb"/>
      <style:text-properties fo:color="#2a6099" loext:opacity="100%" style:font-name="Hack Nerd Font Mono1" fo:font-size="11pt"/>
    </style:style>
    <style:style style:name="P41" style:family="paragraph">
      <style:paragraph-properties fo:text-align="center" style:writing-mode="lr-tb"/>
      <style:text-properties fo:color="#00a933" loext:opacity="100%" style:font-name="Hack Nerd Font Mono1" fo:font-size="7pt"/>
    </style:style>
    <style:style style:name="P42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7pt"/>
    </style:style>
    <style:style style:name="P43" style:family="paragraph">
      <style:paragraph-properties fo:text-align="center" style:writing-mode="lr-tb"/>
      <style:text-properties fo:color="#00a933" loext:opacity="100%" style:font-name="Hack Nerd Font Mono1" fo:font-size="7pt" style:font-size-asian="10pt" style:font-size-complex="10pt"/>
    </style:style>
    <style:style style:name="P44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7pt" style:font-size-asian="10pt" style:font-size-complex="10pt"/>
    </style:style>
    <style:style style:name="P45" style:family="paragraph">
      <style:paragraph-properties fo:text-align="center" style:writing-mode="lr-tb"/>
      <style:text-properties fo:color="#00a933" loext:opacity="100%" style:font-name="Hack Nerd Font Mono1" fo:font-size="5.5pt" style:font-size-asian="9pt" style:font-size-complex="9pt"/>
    </style:style>
    <style:style style:name="P46" style:family="paragraph">
      <loext:graphic-properties draw:fill-color="#dde8cb"/>
      <style:paragraph-properties fo:text-align="center" style:writing-mode="lr-tb"/>
      <style:text-properties fo:color="#00a933" loext:opacity="100%" style:font-name="Hack Nerd Font Mono1" fo:font-size="5.5pt" style:font-size-asian="9pt" style:font-size-complex="9pt"/>
    </style:style>
    <style:style style:name="T1" style:family="text">
      <style:text-properties fo:color="#2a6099" loext:opacity="100%" style:font-name="Hack Nerd Font Mono1" fo:font-size="14pt"/>
    </style:style>
    <style:style style:name="T2" style:family="text">
      <style:text-properties fo:color="#00a933" loext:opacity="100%" style:font-name="Hack Nerd Font Mono1" fo:font-size="9pt"/>
    </style:style>
    <style:style style:name="T3" style:family="text">
      <style:text-properties fo:color="#00a933" loext:opacity="100%" style:font-name="Hack Nerd Font Mono1" fo:font-size="9pt" style:font-size-asian="9pt" style:font-size-complex="9pt"/>
    </style:style>
    <style:style style:name="T4" style:family="text">
      <style:text-properties fo:color="#00a933" loext:opacity="100%" style:font-name="Hack Nerd Font Mono1" fo:font-size="7pt" style:font-size-asian="7pt" style:font-size-complex="7pt"/>
    </style:style>
    <style:style style:name="T5" style:family="text">
      <style:text-properties fo:color="#00a933" loext:opacity="100%" style:font-name="Hack Nerd Font Mono1" fo:font-size="9pt" style:font-size-asian="10pt" style:font-size-complex="10pt"/>
    </style:style>
    <style:style style:name="T6" style:family="text">
      <style:text-properties fo:font-variant="normal" fo:text-transform="none" fo:color="#00a933" loext:opacity="100%" style:text-outline="false" style:text-line-through-style="none" style:text-line-through-type="none" style:font-name="Hack Nerd Font Mono1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999999" loext:opacity="100%" fo:font-size="10pt"/>
    </style:style>
    <style:style style:name="T8" style:family="text">
      <style:text-properties fo:color="#00a933" loext:opacity="100%" style:font-name="Hack Nerd Font Mono1" fo:font-size="14pt"/>
    </style:style>
    <style:style style:name="T9" style:family="text">
      <style:text-properties fo:color="#00a933" loext:opacity="100%" style:font-name="Hack Nerd Font Mono1" fo:font-size="14pt" style:font-size-asian="10pt" style:font-size-complex="10pt"/>
    </style:style>
    <style:style style:name="T10" style:family="text">
      <style:text-properties fo:color="#00a933" loext:opacity="100%" style:font-name="Hack Nerd Font Mono1" fo:font-size="14pt" style:font-size-asian="9pt" style:font-size-complex="9pt"/>
    </style:style>
    <style:style style:name="T11" style:family="text">
      <style:text-properties fo:color="#2a6099" loext:opacity="100%" style:font-name="Hack Nerd Font Mono1" fo:font-size="10pt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font-name="Hack Nerd Font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2a6099" loext:opacity="100%" style:font-name="Hack Nerd Font Mono1" fo:font-size="8pt"/>
    </style:style>
    <style:style style:name="T14" style:family="text">
      <style:text-properties fo:color="#00a933" loext:opacity="100%" style:font-name="Hack Nerd Font Mono1" fo:font-size="8pt"/>
    </style:style>
    <style:style style:name="T15" style:family="text">
      <style:text-properties fo:color="#00a933" loext:opacity="100%" style:font-name="Hack Nerd Font Mono1" fo:font-size="8pt" style:font-size-asian="10pt" style:font-size-complex="10pt"/>
    </style:style>
    <style:style style:name="T16" style:family="text">
      <style:text-properties fo:color="#00a933" loext:opacity="100%" style:font-name="Hack Nerd Font Mono1" fo:font-size="8pt" style:font-size-asian="9pt" style:font-size-complex="9pt"/>
    </style:style>
    <style:style style:name="T17" style:family="text">
      <style:text-properties fo:color="#2a6099" loext:opacity="100%" style:font-name="Hack Nerd Font Mono1" fo:font-size="11pt"/>
    </style:style>
    <style:style style:name="T18" style:family="text">
      <style:text-properties fo:color="#00a933" loext:opacity="100%" style:font-name="Hack Nerd Font Mono1" fo:font-size="7pt"/>
    </style:style>
    <style:style style:name="T19" style:family="text">
      <style:text-properties fo:color="#00a933" loext:opacity="100%" style:font-name="Hack Nerd Font Mono1" fo:font-size="7pt" style:font-size-asian="10pt" style:font-size-complex="10pt"/>
    </style:style>
    <style:style style:name="T20" style:family="text">
      <style:text-properties fo:color="#00a933" loext:opacity="100%" style:font-name="Hack Nerd Font Mono1" fo:font-size="5.5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É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ta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!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esc</text:span></text:p>
          <text:p text:style-name="P5"><text:span text:style-name="T3">linu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&lt;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 text:style-name="P7"><text:span text:style-name="T4">;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 text:style-name="P7"><text:span text:style-name="T4">,</text:span></text:p>
          <text:p text:style-name="P7"><text:span text:style-name="T4">Mou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¨</text:span></text:p>
          <text:p text:style-name="P5"><text:span text:style-name="T3">al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75cm" svg:height="1.249cm" svg:x="8.5cm" svg:y="6.5cm">
          <text:p text:style-name="P7"><text:span text:style-name="T4">Space</text:span></text:p>
          <text:p text:style-name="P7"><text:span text:style-name="T4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0" draw:layer="layout" svg:width="1.504cm" svg:height="1.249cm" svg:x="19.246cm" svg:y="1.451cm">
          <text:p text:style-name="P9"><text:span text:style-name="T5">bsp</text:span></text:p>
          <text:p text:style-name="P9"><text:span text:style-name="T5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2.7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2.45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2.7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2.951cm">
          <text:p text:style-name="P5"><text:span text:style-name="T3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 text:style-name="P7"><text:span text:style-name="T4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2" draw:layer="layout" svg:width="1.5cm" svg:height="1.249cm" svg:x="12.75cm" svg:y="6.251cm">
          <text:p text:style-name="P11"><text:span text:style-name="T6">.</text:span></text:p>
          <text:p text:style-name="P11"><text:span text:style-name="T6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3.9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4.2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4.451cm">
          <text:p text:style-name="P5"><text:span text:style-name="T3">^</text:span></text:p>
          <text:p text:style-name="P5"><text:span text:style-name="T3">s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8" draw:layer="layout" svg:width="1.75cm" svg:height="1.249cm" svg:x="10.75cm" svg:y="6.5cm">
          <text:p text:style-name="P7"><text:span text:style-name="T4">numeric</text:span></text:p>
          <text:p text:style-name="P7"><text:span text:style-name="T4">Enter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4" draw:layer="layout" svg:width="2.75cm" svg:height="0.5cm" svg:x="0cm" svg:y="0cm">
          <text:p text:style-name="P13"><text:span text:style-name="T7">Base</text:span></text:p>
          <draw:enhanced-geometry svg:viewBox="0 0 21600 21600" draw:type="rectangle" draw:enhanced-path="M 0 0 L 21600 0 21600 21600 0 21600 0 0 Z N"/>
        </draw:custom-shape>
      </draw:page>
      <draw:page draw:name="Rai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]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(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[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{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218cm" svg:height="1.249cm" svg:x="19.246cm" svg:y="1.451cm">
          <text:p text:style-name="P15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218cm" svg:height="1.249cm" svg:x="19.246cm" svg:y="1.451cm">
          <text:p text:style-name="P15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218cm" svg:height="1.249cm" svg:x="19.246cm" svg:y="1.451cm">
          <text:p text:style-name="P15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8" draw:layer="layout" svg:width="1.504cm" svg:height="1.249cm" svg:x="19.246cm" svg:y="1.451cm">
          <text:p text:style-name="P17"><text:span text:style-name="T9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218cm" svg:height="1.249cm" svg:x="19.246cm" svg:y="2.951cm">
          <text:p text:style-name="P15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2.7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2.45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2.7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0" draw:layer="layout" svg:width="1.504cm" svg:height="1.249cm" svg:x="19.246cm" svg:y="2.951cm">
          <text:p text:style-name="P19"><text:span text:style-name="T10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218cm" svg:height="1.249cm" svg:x="19.246cm" svg:y="4.451cm">
          <text:p text:style-name="P15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1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2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3.9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4.2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0" draw:layer="layout" svg:width="1.504cm" svg:height="1.249cm" svg:x="19.246cm" svg:y="4.451cm">
          <text:p text:style-name="P19"><text:span text:style-name="T10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2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4" draw:layer="layout" svg:width="2.75cm" svg:height="0.5cm" svg:x="0cm" svg:y="0cm">
          <text:p text:style-name="P13"><text:span text:style-name="T7">Numeric</text:span></text:p>
          <draw:enhanced-geometry svg:viewBox="0 0 21600 21600" draw:type="rectangle" draw:enhanced-path="M 0 0 L 21600 0 21600 21600 0 21600 0 0 Z N"/>
        </draw:custom-shape>
      </draw:page>
      <draw:page draw:name="Mouse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5" draw:layer="layout" svg:width="1.214cm" svg:height="1.25cm" svg:x="6.329cm" svg:y="1.2cm">
          <text:p text:style-name="P23"><text:span text:style-name="T11">Wh</text:span></text:p>
          <text:p text:style-name="P24"><text:span text:style-name="T11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5" draw:layer="layout" svg:width="1.215cm" svg:height="1.25cm" svg:x="4.871cm" svg:y="0.95cm">
          <text:p text:style-name="P23"><text:span text:style-name="T11">Wh</text:span></text:p>
          <text:p text:style-name="P24"><text:span text:style-name="T11">↓</text:span></text:p>
          <draw:enhanced-geometry svg:viewBox="0 0 21600 21600" draw:type="rectangle" draw:enhanced-path="M 0 0 L 21600 0 21600 21600 0 21600 0 0 Z N"/>
        </draw:custom-shape>
        <draw:custom-shape draw:style-name="gr17" draw:text-style-name="P26" draw:layer="layout" svg:width="1.215cm" svg:height="1.25cm" svg:x="3.414cm" svg:y="1.2cm">
          <text:p text:style-name="P24"><text:span text:style-name="T12">Wh </text:span><text:span text:style-name="T11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5" draw:layer="layout" svg:width="1.214cm" svg:height="1.249cm" svg:x="1.957cm" svg:y="1.451cm">
          <text:p text:style-name="P23"><text:span text:style-name="T11">Wh</text:span></text:p>
          <text:p text:style-name="P24"><text:span text:style-name="T11">←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→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↓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↑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←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1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0" draw:layer="layout" svg:width="1.504cm" svg:height="1.249cm" svg:x="19.246cm" svg:y="1.451cm">
          <text:p text:style-name="P9"><text:span text:style-name="T5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2.9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3.387cm" svg:y="2.7cm">
          <text:p text:style-name="P27"><text:span text:style-name="T13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4.85cm" svg:y="2.45cm">
          <text:p text:style-name="P27"><text:span text:style-name="T13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6.313cm" svg:y="2.7cm">
          <text:p text:style-name="P27"><text:span text:style-name="T13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2.951cm">
          <text:p text:style-name="P5"><text:span text:style-name="T3">ct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" draw:layer="layout" svg:width="1.218cm" svg:height="1.249cm" svg:x="19.246cm" svg:y="4.451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 text:style-name="P7"><text:span text:style-name="T4">btn_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2" draw:layer="layout" svg:width="1.5cm" svg:height="1.249cm" svg:x="12.75cm" svg:y="6.251cm">
          <text:p text:style-name="P11"><text:span text:style-name="T6">btn_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8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6" draw:layer="layout" svg:width="1.504cm" svg:height="1.249cm" svg:x="19.246cm" svg:y="4.451cm">
          <text:p text:style-name="P5"><text:span text:style-name="T3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 text:style-name="P7"><text:span text:style-name="T4">btn_1</text:span></text:p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4" draw:layer="layout" svg:width="2.75cm" svg:height="0.5cm" svg:x="0cm" svg:y="0cm">
          <text:p text:style-name="P13"><text:span text:style-name="T7">Mouse</text:span></text:p>
          <draw:enhanced-geometry svg:viewBox="0 0 21600 21600" draw:type="rectangle" draw:enhanced-path="M 0 0 L 21600 0 21600 21600 0 21600 0 0 Z N"/>
        </draw:custom-shape>
      </draw:page>
      <draw:page draw:name="Arrows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8" draw:layer="layout" svg:width="1.219cm" svg:height="1.25cm" svg:x="13.387cm" svg:y="1.2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4.85cm" svg:y="0.95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6.313cm" svg:y="1.2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8" draw:layer="layout" svg:width="1.218cm" svg:height="1.249cm" svg:x="17.783cm" svg:y="1.451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0" draw:layer="layout" svg:width="1.218cm" svg:height="1.249cm" svg:x="19.246cm" svg:y="1.451cm">
          <text:p text:style-name="P29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3.387cm" svg:y="1.2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4.85cm" svg:y="0.95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6.313cm" svg:y="1.2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8" draw:layer="layout" svg:width="1.218cm" svg:height="1.249cm" svg:x="17.783cm" svg:y="1.451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0" draw:layer="layout" svg:width="1.218cm" svg:height="1.249cm" svg:x="19.246cm" svg:y="1.451cm">
          <text:p text:style-name="P29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3.387cm" svg:y="1.2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4.85cm" svg:y="0.95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6.313cm" svg:y="1.2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8" draw:layer="layout" svg:width="1.218cm" svg:height="1.249cm" svg:x="17.783cm" svg:y="1.451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0" draw:layer="layout" svg:width="1.218cm" svg:height="1.249cm" svg:x="19.246cm" svg:y="1.451cm">
          <text:p text:style-name="P29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3.387cm" svg:y="1.2cm">
          <text:p text:style-name="P27"><text:span text:style-name="T13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4.85cm" svg:y="0.95cm">
          <text:p text:style-name="P27"><text:span text:style-name="T13">Pg</text:span></text:p>
          <text:p text:style-name="P31"><text:span text:style-name="T13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6.313cm" svg:y="1.2cm">
          <text:p text:style-name="P27"><text:span text:style-name="T13">Pg</text:span></text:p>
          <text:p text:style-name="P31"><text:span text:style-name="T13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8" draw:layer="layout" svg:width="1.218cm" svg:height="1.249cm" svg:x="17.783cm" svg:y="1.451cm">
          <text:p text:style-name="P27"><text:span text:style-name="T13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3" draw:layer="layout" svg:width="1.504cm" svg:height="1.249cm" svg:x="19.246cm" svg:y="1.451cm">
          <text:p text:style-name="P32"><text:span text:style-name="T15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0" draw:layer="layout" svg:width="1.218cm" svg:height="1.249cm" svg:x="19.246cm" svg:y="2.951cm">
          <text:p text:style-name="P29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2.7cm">
          <text:p text:style-name="P34"><text:span text:style-name="T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2.45cm">
          <text:p text:style-name="P34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2.7cm">
          <text:p text:style-name="P34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34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6" draw:layer="layout" svg:width="1.504cm" svg:height="1.249cm" svg:x="19.246cm" svg:y="2.951cm">
          <text:p text:style-name="P35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0" draw:layer="layout" svg:width="1.218cm" svg:height="1.249cm" svg:x="19.246cm" svg:y="4.451cm">
          <text:p text:style-name="P29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7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4.85cm" svg:y="3.95cm">
          <text:p text:style-name="P27"><text:span text:style-name="T13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6.313cm" svg:y="4.2cm">
          <text:p text:style-name="P27"><text:span text:style-name="T13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6" draw:layer="layout" svg:width="1.504cm" svg:height="1.249cm" svg:x="19.246cm" svg:y="4.451cm">
          <text:p text:style-name="P35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4" draw:layer="layout" svg:width="2.75cm" svg:height="0.5cm" svg:x="0cm" svg:y="0cm">
          <text:p text:style-name="P13"><text:span text:style-name="T7">Arrows</text:span></text:p>
          <draw:enhanced-geometry svg:viewBox="0 0 21600 21600" draw:type="rectangle" draw:enhanced-path="M 0 0 L 21600 0 21600 21600 0 21600 0 0 Z N"/>
        </draw:custom-shape>
      </draw:page>
      <draw:page draw:name="Adjust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28" draw:layer="layout" svg:width="1.219cm" svg:height="1.25cm" svg:x="13.387cm" svg:y="1.2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4.85cm" svg:y="0.95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6.313cm" svg:y="1.2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8" draw:layer="layout" svg:width="1.218cm" svg:height="1.249cm" svg:x="17.783cm" svg:y="1.451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0" draw:layer="layout" svg:width="1.218cm" svg:height="1.249cm" svg:x="19.246cm" svg:y="1.451cm">
          <text:p text:style-name="P29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3.387cm" svg:y="1.2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4.85cm" svg:y="0.95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6.313cm" svg:y="1.2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8" draw:layer="layout" svg:width="1.218cm" svg:height="1.249cm" svg:x="17.783cm" svg:y="1.451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0" draw:layer="layout" svg:width="1.218cm" svg:height="1.249cm" svg:x="19.246cm" svg:y="1.451cm">
          <text:p text:style-name="P29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3.387cm" svg:y="1.2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4.85cm" svg:y="0.95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6.313cm" svg:y="1.2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8" draw:layer="layout" svg:width="1.218cm" svg:height="1.249cm" svg:x="17.783cm" svg:y="1.451cm">
          <text:p text:style-name="P27"><text:span text:style-name="T13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0" draw:layer="layout" svg:width="1.218cm" svg:height="1.249cm" svg:x="19.246cm" svg:y="1.451cm">
          <text:p text:style-name="P29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3.387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4.85cm" svg:y="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6.313cm" svg:y="1.2cm">
          <text:p text:style-name="P27"><text:span text:style-name="T13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8" draw:layer="layout" svg:width="1.218cm" svg:height="1.249cm" svg:x="17.783cm" svg:y="1.451cm">
          <text:p text:style-name="P27"><text:span text:style-name="T13">Vol</text:span></text:p>
          <text:p text:style-name="P27"><text:span text:style-name="T13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3" draw:layer="layout" svg:width="1.504cm" svg:height="1.249cm" svg:x="19.246cm" svg:y="1.451cm">
          <text:p text:style-name="P32"><text:span text:style-name="T15">Vol</text:span></text:p>
          <text:p text:style-name="P32"><text:span text:style-name="T15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2.4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2.7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0" draw:layer="layout" svg:width="1.218cm" svg:height="1.249cm" svg:x="19.246cm" svg:y="2.951cm">
          <text:p text:style-name="P29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8" draw:layer="layout" svg:width="1.219cm" svg:height="1.25cm" svg:x="13.387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38" draw:layer="layout" svg:width="1.219cm" svg:height="1.25cm" svg:x="14.85cm" svg:y="2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38" draw:layer="layout" svg:width="1.219cm" svg:height="1.25cm" svg:x="16.313cm" svg:y="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38" draw:layer="layout" svg:width="1.218cm" svg:height="1.249cm" svg:x="17.783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6" draw:layer="layout" svg:width="1.504cm" svg:height="1.249cm" svg:x="19.246cm" svg:y="2.951cm">
          <text:p text:style-name="P35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4.85cm" svg:y="3.9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6.313cm" svg:y="4.2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30" draw:layer="layout" svg:width="1.218cm" svg:height="1.249cm" svg:x="19.246cm" svg:y="4.451cm">
          <text:p text:style-name="P29"><text:span text:style-name="T1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37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" draw:layer="layout" svg:width="1.219cm" svg:height="1.25cm" svg:x="13.387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4.85cm" svg:y="3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8" draw:layer="layout" svg:width="1.219cm" svg:height="1.25cm" svg:x="16.313cm" svg:y="4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7.783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36" draw:layer="layout" svg:width="1.504cm" svg:height="1.249cm" svg:x="19.246cm" svg:y="4.451cm">
          <text:p text:style-name="P35"><text:span text:style-name="T16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4" draw:layer="layout" svg:width="2.75cm" svg:height="0.5cm" svg:x="0cm" svg:y="0cm">
          <text:p text:style-name="P13"><text:span text:style-name="T7">Adjust</text:span></text:p>
          <draw:enhanced-geometry svg:viewBox="0 0 21600 21600" draw:type="rectangle" draw:enhanced-path="M 0 0 L 21600 0 21600 21600 0 21600 0 0 Z N"/>
        </draw:custom-shape>
      </draw:page>
      <draw:page draw:name="FN" draw:style-name="dp1" draw:master-page-name="Default"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7.036cm" svg:y="6.25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8.5cm" svg:y="6.5cm">
          <text:p text:style-name="P3"><text:span text:style-name="T2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1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 text:style-name="P1"><text:span text:style-name="T1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7.786cm" svg:y="1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0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1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1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2.9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2.9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2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2.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2.9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2.9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7.786cm" svg:y="4.4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14cm" svg:height="1.25cm" svg:x="6.32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214cm" svg:height="1.249cm" svg:x="0.5cm" svg:y="4.451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5cm" svg:y="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6.75cm" svg:y="6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4.871cm" svg:y="3.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15cm" svg:height="1.25cm" svg:x="3.414cm" svg:y="4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14cm" svg:height="1.249cm" svg:x="1.957cm" svg:y="4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64cm" svg:height="1.249cm" svg:x="0.25cm" svg:y="4.451cm">
          <text:p text:style-name="P5"><text:span text:style-name="T3">_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5cm" svg:height="1.249cm" svg:x="8.5cm" svg:y="6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40" draw:layer="layout" svg:width="1.219cm" svg:height="1.25cm" svg:x="13.387cm" svg:y="1.2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4.85cm" svg:y="0.95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6.313cm" svg:y="1.2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8cm" svg:height="1.249cm" svg:x="17.783cm" svg:y="1.451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2" draw:layer="layout" svg:width="1.218cm" svg:height="1.249cm" svg:x="19.246cm" svg:y="1.451cm">
          <text:p text:style-name="P41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3.387cm" svg:y="1.2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4.85cm" svg:y="0.95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6.313cm" svg:y="1.2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8cm" svg:height="1.249cm" svg:x="17.783cm" svg:y="1.451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2" draw:layer="layout" svg:width="1.218cm" svg:height="1.249cm" svg:x="19.246cm" svg:y="1.451cm">
          <text:p text:style-name="P41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3.387cm" svg:y="1.2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4.85cm" svg:y="0.95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6.313cm" svg:y="1.2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8cm" svg:height="1.249cm" svg:x="17.783cm" svg:y="1.451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2" draw:layer="layout" svg:width="1.218cm" svg:height="1.249cm" svg:x="19.246cm" svg:y="1.451cm">
          <text:p text:style-name="P41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 text:style-name="P1"><text:span text:style-name="T1">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1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3.387cm" svg:y="1.2cm">
          <text:p text:style-name="P39"><text:span text:style-name="T17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4.85cm" svg:y="0.95cm">
          <text:p text:style-name="P39"><text:span text:style-name="T17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6.313cm" svg:y="1.2cm">
          <text:p text:style-name="P39"><text:span text:style-name="T17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8cm" svg:height="1.249cm" svg:x="17.783cm" svg:y="1.451cm">
          <text:p text:style-name="P39"><text:span text:style-name="T17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4" draw:layer="layout" svg:width="1.504cm" svg:height="1.249cm" svg:x="19.246cm" svg:y="1.451cm">
          <text:p text:style-name="P43"><text:span text:style-name="T19">prin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3.387cm" svg:y="2.7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4.85cm" svg:y="2.45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6.313cm" svg:y="2.7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8cm" svg:height="1.249cm" svg:x="17.783cm" svg:y="2.951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42" draw:layer="layout" svg:width="1.218cm" svg:height="1.249cm" svg:x="19.246cm" svg:y="2.951cm">
          <text:p text:style-name="P41"><text:span text:style-name="T1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2.9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3.387cm" svg:y="2.7cm">
          <text:p text:style-name="P39"><text:span text:style-name="T17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4.85cm" svg:y="2.45cm">
          <text:p text:style-name="P39"><text:span text:style-name="T17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6.313cm" svg:y="2.7cm">
          <text:p text:style-name="P39"><text:span text:style-name="T17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8cm" svg:height="1.249cm" svg:x="17.783cm" svg:y="2.951cm">
          <text:p text:style-name="P39"><text:span text:style-name="T17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6" draw:layer="layout" svg:width="1.504cm" svg:height="1.249cm" svg:x="19.246cm" svg:y="2.951cm">
          <text:p text:style-name="P45"><text:span text:style-name="T20">s(print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" draw:layer="layout" svg:width="1.218cm" svg:height="1.249cm" svg:x="11.932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3.387cm" svg:y="4.2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4.85cm" svg:y="3.95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6.313cm" svg:y="4.2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8cm" svg:height="1.249cm" svg:x="17.783cm" svg:y="4.451cm">
          <text:p text:style-name="P39"><text:span text:style-name="T17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218cm" svg:height="1.249cm" svg:x="19.246cm" svg:y="4.451cm">
          <text:p text:style-name="P15"><text:span text:style-name="T8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8" draw:layer="layout" svg:width="1.524cm" svg:height="1.249cm" svg:x="14.476cm" svg:y="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7" draw:text-style-name="P37" draw:layer="layout" svg:width="1.5cm" svg:height="1.249cm" svg:x="12.75cm" svg:y="6.2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3.387cm" svg:y="4.2cm">
          <text:p text:style-name="P39"><text:span text:style-name="T17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4.85cm" svg:y="3.95cm">
          <text:p text:style-name="P39"><text:span text:style-name="T17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40" draw:layer="layout" svg:width="1.219cm" svg:height="1.25cm" svg:x="16.313cm" svg:y="4.2cm">
          <text:p text:style-name="P39"><text:span text:style-name="T17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40" draw:layer="layout" svg:width="1.218cm" svg:height="1.249cm" svg:x="17.783cm" svg:y="4.451cm">
          <text:p text:style-name="P39"><text:span text:style-name="T17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0" draw:layer="layout" svg:width="1.504cm" svg:height="1.249cm" svg:x="19.246cm" svg:y="4.45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8" draw:layer="layout" svg:width="1.432cm" svg:height="1.249cm" svg:x="11cm" svg:y="6.501cm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14" draw:text-style-name="P14" draw:layer="layout" svg:width="2.75cm" svg:height="0.5cm" svg:x="0cm" svg:y="0cm">
          <text:p text:style-name="P13"><text:span text:style-name="T7">F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2-09-28T13:43:38.245505662</dc:date>
    <meta:editing-duration>PT6H9M2S</meta:editing-duration>
    <meta:editing-cycles>9</meta:editing-cycles>
    <meta:generator>LibreOffice/7.3.4.2$Linux_X86_64 LibreOffice_project/30$Build-2</meta:generator>
    <meta:document-statistic meta:object-count="1019"/>
  </office:meta>
</office:document-meta>
</file>